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18pt" fo:language="gl" fo:country="ES" fo:font-weight="bold" officeooo:paragraph-rsid="001b871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paragraph-rsid="001b8711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style:font-name="Consolas" fo:font-size="18pt" fo:language="gl" fo:country="ES" fo:font-weight="bold" officeooo:rsid="001b8711" officeooo:paragraph-rsid="001b871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style:font-name="Consolas" fo:font-size="17pt" fo:language="gl" fo:country="ES" style:font-size-asian="17pt"/>
    </style:style>
    <style:style style:name="P6" style:family="paragraph" style:parent-style-name="Standard">
      <style:text-properties fo:color="#000000" loext:opacity="100%" style:font-name="Consolas" fo:font-size="17pt" fo:language="gl" fo:country="ES" fo:font-weight="bold" style:font-size-asian="17pt" style:font-weight-asian="bold" style:font-weight-complex="bold"/>
    </style:style>
    <style:style style:name="P7" style:family="paragraph" style:parent-style-name="Standard">
      <style:text-properties fo:color="#000000" loext:opacity="100%" style:font-name="Consolas" fo:font-size="11pt" fo:language="gl" fo:country="ES" style:font-size-asian="11pt"/>
    </style:style>
    <style:style style:name="P8" style:family="paragraph" style:parent-style-name="Standard">
      <style:text-properties fo:color="#000000" loext:opacity="100%" style:font-name="Consolas" fo:font-size="14pt" fo:language="gl" fo:country="ES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color="#000000" loext:opacity="100%" style:font-name="Consolas" fo:font-size="15pt" fo:language="gl" fo:country="ES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loext:opacity="100%" style:font-name="Consolas" fo:font-size="14pt" fo:language="gl" fo:country="ES" officeooo:rsid="001b8711" officeooo:paragraph-rsid="001b8711" style:font-size-asian="14pt" style:font-size-complex="14pt"/>
    </style:style>
    <style:style style:name="P12" style:family="paragraph" style:parent-style-name="Standard">
      <style:text-properties fo:color="#000000" loext:opacity="100%" style:font-name="Consolas" fo:font-size="16pt" fo:language="gl" fo:country="ES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Consolas" fo:font-size="11pt" fo:language="gl" fo:country="ES" fo:font-weight="normal" style:font-size-asian="11pt" style:font-weight-asian="normal"/>
    </style:style>
    <style:style style:name="T2" style:family="text">
      <style:text-properties fo:color="#000000" loext:opacity="100%" style:font-name="Consolas" fo:language="gl" fo:country="ES"/>
    </style:style>
    <style:style style:name="T3" style:family="text">
      <style:text-properties fo:color="#000000" loext:opacity="100%" style:font-name="Consolas" fo:language="gl" fo:country="ES" officeooo:rsid="001b8711"/>
    </style:style>
    <style:style style:name="T4" style:family="text">
      <style:text-properties fo:color="#000000" loext:opacity="100%" style:font-name="Consolas" fo:font-size="17pt" fo:language="gl" fo:country="ES" style:font-size-asian="17pt"/>
    </style:style>
    <style:style style:name="T5" style:family="text">
      <style:text-properties fo:color="#000000" loext:opacity="100%" style:font-name="Consolas" fo:font-size="11pt" fo:language="gl" fo:country="ES" style:font-size-asian="11pt"/>
    </style:style>
    <style:style style:name="T6" style:family="text">
      <style:text-properties officeooo:rsid="001b8711"/>
    </style:style>
    <style:style style:name="T7" style:family="text">
      <style:text-properties fo:color="#000000" loext:opacity="100%" style:font-name="Consolas" fo:font-size="14pt" fo:language="gl" fo:country="ES" style:font-size-asian="14pt" style:font-size-complex="14pt"/>
    </style:style>
    <style:style style:name="T8" style:family="text">
      <style:text-properties fo:color="#000000" loext:opacity="100%" style:font-name="Consolas" fo:font-size="11pt" fo:language="gl" fo:country="ES" style:font-size-asian="11pt" style:font-size-complex="14pt"/>
    </style:style>
    <style:style style:name="T9" style:family="text">
      <style:text-properties fo:color="#000000" loext:opacity="100%" style:font-name="Consolas" fo:font-size="11pt" fo:language="gl" fo:country="ES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PROYECTO DEL EQUIPO FORMADO:</text:p>
      <text:p text:style-name="P2" loext:marker-style-name="T1"><text:span text:style-name="T2">ANDRES FERNANDEZ PEREIRA Y EDUARDO PERE</text:span><text:span text:style-name="T3">Z GARCIA </text:span></text:p>
      <text:p text:style-name="P3" loext:marker-style-name="T1"/>
      <text:p text:style-name="P2" loext:marker-style-name="T1"><text:span text:style-name="T3"><text:tab/><text:tab/><text:tab/></text:span><text:span text:style-name="T2">(EQUIPO_ANDROIDE)</text:span></text:p>
      <text:p text:style-name="P4"/>
      <text:p text:style-name="P5" loext:marker-style-name="T4"/>
      <text:p text:style-name="P6" loext:marker-style-name="T4">Funciones principales</text:p>
      <text:p text:style-name="P7" loext:marker-style-name="T5"/>
      <text:p text:style-name="P8" loext:marker-style-name="T5"/>
      <text:p text:style-name="P8" loext:marker-style-name="T5">Catálogo de películas</text:p>
      <text:p text:style-name="P8" loext:marker-style-name="T5"/>
      <text:p text:style-name="P9" loext:marker-style-name="T5"><text:span text:style-name="T2">Películas agrupadas por categoría</text:span><text:span text:style-name="T2"/></text:p>
      <text:p text:style-name="P8" loext:marker-style-name="T5"/>
      <text:p text:style-name="P9" loext:marker-style-name="T5"><text:span text:style-name="T2">Cada grupo tiene un título visible (“Drama”, “Comedia”, etc.)</text:span><text:span text:style-name="T2"/></text:p>
      <text:p text:style-name="P8" loext:marker-style-name="T5"/>
      <text:p text:style-name="P9" loext:marker-style-name="T5"><text:span text:style-name="T2">Visualización de todas las películas disponibles para alquilar.</text:span><text:span text:style-name="T2"/></text:p>
      <text:p text:style-name="P8" loext:marker-style-name="T5"/>
      <text:p text:style-name="P9" loext:marker-style-name="T5"><text:span text:style-name="T2">Filtros por género, año, popularidad y novedades.</text:span><text:span text:style-name="T2"/></text:p>
      <text:p text:style-name="P8" loext:marker-style-name="T5"/>
      <text:p text:style-name="P9" loext:marker-style-name="T5"><text:span text:style-name="T2">Búsqueda rápida por título o actor.</text:span><text:span text:style-name="T2"/></text:p>
      <text:p text:style-name="P8" loext:marker-style-name="T5"/>
      <text:p text:style-name="P9" loext:marker-style-name="T5"><text:span text:style-name="T2">Alquiler de películas</text:span><text:span text:style-name="T2"/></text:p>
      <text:p text:style-name="P8" loext:marker-style-name="T5"/>
      <text:p text:style-name="P9" loext:marker-style-name="T5"><text:span text:style-name="T2">Selección de una película para alquilar.</text:span><text:span text:style-name="T2"/></text:p>
      <text:p text:style-name="P8" loext:marker-style-name="T5"/>
      <text:p text:style-name="P9" loext:marker-style-name="T5"><text:span text:style-name="T2">Confirmación de alquiler con duración predeterminada (por ejemplo, 48 horas).</text:span><text:span text:style-name="T2"/></text:p>
      <text:p text:style-name="P8" loext:marker-style-name="T5"/>
      <text:p text:style-name="P9" loext:marker-style-name="T5"><text:span text:style-name="T2">Visualización del estado del alquiler (activo, vencido).</text:span><text:span text:style-name="T2"/></text:p>
      <text:p text:style-name="P8" loext:marker-style-name="T5"/>
      <text:p text:style-name="P9" loext:marker-style-name="T5"><text:span text:style-name="T2">Devolución de películas</text:span><text:span text:style-name="T2"/></text:p>
      <text:p text:style-name="P8" loext:marker-style-name="T5"/>
      <text:p text:style-name="P9" loext:marker-style-name="T5"><text:span text:style-name="T2">Función para marcar la película como devuelta.</text:span><text:span text:style-name="T2"/></text:p>
      <text:p text:style-name="P8" loext:marker-style-name="T5"/>
      <text:p text:style-name="P9" loext:marker-style-name="T5"><text:span text:style-name="T2">Registro automático de la devolución para liberar la película y permitir futuros alquileres.</text:span><text:span text:style-name="T2"/></text:p>
      <text:p text:style-name="P8" loext:marker-style-name="T5"/>
      <text:p text:style-name="P9" loext:marker-style-name="T5"><text:span text:style-name="T2">Registro e inicio de sesión.</text:span><text:span text:style-name="T2"/></text:p>
      <text:p text:style-name="P8" loext:marker-style-name="T5"/>
      <text:p text:style-name="P8" loext:marker-style-name="T5"/>
      <text:p text:style-name="P8" loext:marker-style-name="T5"><text:soft-page-break/></text:p>
      <text:p text:style-name="P8" loext:marker-style-name="T5">Historial de alquileres (actuales y pasados).<text:span text:style-name="T2"/></text:p>
      <text:p text:style-name="P8" loext:marker-style-name="T5"/>
      <text:p text:style-name="P8" loext:marker-style-name="T5">Información personal y configuración de preferencias.<text:span text:style-name="T2"/></text:p>
      <text:p text:style-name="P8" loext:marker-style-name="T5"/>
      <text:p text:style-name="P9" loext:marker-style-name="T5"><text:span text:style-name="T2">Perfil del usuario y opcion de modicar datos por el usuario</text:span><text:span text:style-name="T2"/></text:p>
      <text:p text:style-name="P8" loext:marker-style-name="T5"/>
      <text:p text:style-name="P7" loext:marker-style-name="T5"/>
      <text:p text:style-name="Standard" loext:marker-style-name="T5"><text:span text:style-name="T5">////////////////////////////////////////////////////////////////////////////</text:span></text:p>
      <text:p text:style-name="P7" loext:marker-style-name="T5"/>
      <text:p text:style-name="P10" loext:marker-style-name="T5"/>
      <text:p text:style-name="P10" loext:marker-style-name="T5">Explicación del uso de la app<text:span text:style-name="T2"/></text:p>
      <text:p text:style-name="P8" loext:marker-style-name="T5"/>
      <text:p text:style-name="P9" loext:marker-style-name="T5"><text:span text:style-name="T2">Inicio y navegación</text:span><text:span text:style-name="T2"/></text:p>
      <text:p text:style-name="P8" loext:marker-style-name="T5"/>
      <text:p text:style-name="P9" loext:marker-style-name="T5"><text:span text:style-name="T2">Al abrir la app, el usuario verá el catálogo de películas.</text:span><text:span text:style-name="T2"/></text:p>
      <text:p text:style-name="P8" loext:marker-style-name="T5"/>
      <text:p text:style-name="P9" loext:marker-style-name="T5"><text:span text:style-name="T2">Puede usar el buscador o los filtros para encontrar una película de su interés.</text:span><text:span text:style-name="T2"/></text:p>
      <text:p text:style-name="P8" loext:marker-style-name="T5"/>
      <text:p text:style-name="P9" loext:marker-style-name="T5"><text:span text:style-name="T2">Alquilar una película</text:span><text:span text:style-name="T2"/></text:p>
      <text:p text:style-name="P8" loext:marker-style-name="T5"/>
      <text:p text:style-name="P9" loext:marker-style-name="T5"><text:span text:style-name="T2">El usuario selecciona la película deseada.</text:span><text:span text:style-name="T2"/></text:p>
      <text:p text:style-name="P8" loext:marker-style-name="T5"/>
      <text:p text:style-name="P9" loext:marker-style-name="T5"><text:span text:style-name="T2">Pulsa el botón “Alquilar”.</text:span><text:span text:style-name="T2"/></text:p>
      <text:p text:style-name="P8" loext:marker-style-name="T5"/>
      <text:p text:style-name="P9" loext:marker-style-name="T5"><text:span text:style-name="T2">Se muestra un resumen y la duración del alquiler.</text:span><text:span text:style-name="T2"/></text:p>
      <text:p text:style-name="P8" loext:marker-style-name="T5"/>
      <text:p text:style-name="P9" loext:marker-style-name="T5"><text:span text:style-name="T2">Confirma el alquiler </text:span><text:span text:style-name="T2"/></text:p>
      <text:p text:style-name="P8" loext:marker-style-name="T5"/>
      <text:p text:style-name="P9" loext:marker-style-name="T5"><text:span text:style-name="T2">La película se agrega a su lista de alquileres activos.</text:span><text:span text:style-name="T2"/></text:p>
      <text:p text:style-name="P8" loext:marker-style-name="T5"/>
      <text:p text:style-name="P9" loext:marker-style-name="T5"><text:span text:style-name="T2">Ver películas alquiladas</text:span><text:span text:style-name="T2"/></text:p>
      <text:p text:style-name="P8" loext:marker-style-name="T5"/>
      <text:p text:style-name="P9" loext:marker-style-name="T5"><text:span text:style-name="T2">Desde el menú principal, el usuario accede a “Mis alquileres”.</text:span><text:span text:style-name="T2"/></text:p>
      <text:p text:style-name="P8" loext:marker-style-name="T5"/>
      <text:p text:style-name="P9" loext:marker-style-name="T5"><text:span text:style-name="T2">Aquí ve todas las películas que tiene alquiladas, con la fecha de vencimiento.</text:span><text:span text:style-name="T2"/></text:p>
      <text:p text:style-name="P8" loext:marker-style-name="T5"/>
      <text:p text:style-name="P9" loext:marker-style-name="T5"><text:span text:style-name="T2">Puede iniciar la reproducción si la app incluye función de video o gestionar la devolución.</text:span><text:span text:style-name="T2"/></text:p>
      <text:p text:style-name="P8" loext:marker-style-name="T5"/>
      <text:p text:style-name="P9" loext:marker-style-name="T5"><text:span text:style-name="T2">Devolver una película</text:span><text:span text:style-name="T2"/></text:p>
      <text:p text:style-name="P8" loext:marker-style-name="T5"/>
      <text:p text:style-name="P9" loext:marker-style-name="T5"><text:soft-page-break/><text:span text:style-name="T2">Para devolver, el usuario selecciona la película en “Mis alquileres”.</text:span><text:span text:style-name="T2"/></text:p>
      <text:p text:style-name="P8" loext:marker-style-name="T5"/>
      <text:p text:style-name="P9" loext:marker-style-name="T5"><text:span text:style-name="T2">Pulsa “Devolver película”.</text:span><text:span text:style-name="T2"/></text:p>
      <text:p text:style-name="P8" loext:marker-style-name="T5"/>
      <text:p text:style-name="P8" loext:marker-style-name="T5"/>
      <text:p text:style-name="P8" loext:marker-style-name="T5">La app actualiza el estado y libera la película para otros usuarios.<text:span text:style-name="T2"/></text:p>
      <text:p text:style-name="P8" loext:marker-style-name="T5"/>
      <text:p text:style-name="P9" loext:marker-style-name="T5"><text:span text:style-name="T2">Se registra la devolución en el historial.</text:span><text:span text:style-name="T2"/></text:p>
      <text:p text:style-name="P8" loext:marker-style-name="T5"/>
      <text:p text:style-name="P8" loext:marker-style-name="T5">c<text:span text:style-name="T6">á</text:span>mara de fotos en toolbar , icono perfil y tambi<text:span text:style-name="T6">é</text:span>n el de cerrar sesi<text:span text:style-name="T6">ó</text:span>n <text:span text:style-name="T6">usuario</text:span></text:p>
      <text:p text:style-name="P8" loext:marker-style-name="T5"/>
      <text:p text:style-name="P11" loext:marker-style-name="T5">Tendrá scroll vertical y horizontal y distintos colores en las screens</text:p>
      <text:p text:style-name="P8" loext:marker-style-name="T5"/>
      <text:p text:style-name="P12" loext:marker-style-name="T5">Resumen</text:p>
      <text:p text:style-name="P8" loext:marker-style-name="T5"/>
      <text:p text:style-name="Standard" loext:marker-style-name="T5"><text:span text:style-name="T7">La app de videoclub en Android simplifica la gestión tradicional del alquiler y devolución de películas, permitiendo que los usuarios tengan control total desde su móvil. Gracias a su diseño intuitivo, cualquiera puede buscar, alquilar y devolver películas sin complicaciones, manteniendo todo registrado y actualizado en tiempo real.</text:span><text:span text:style-name="T8"/></text:p>
      <text:p text:style-name="P7" loext:marker-style-name="T5"/>
      <text:p text:style-name="Standard" loext:marker-style-name="T1">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8:43:12.805474800</meta:creation-date>
    <dc:date>2025-10-09T18:55:57.352653100</dc:date>
    <meta:editing-duration>PT2M18S</meta:editing-duration>
    <meta:editing-cycles>1</meta:editing-cycles>
    <meta:document-statistic meta:table-count="0" meta:image-count="0" meta:object-count="0" meta:page-count="3" meta:paragraph-count="45" meta:word-count="349" meta:character-count="2365" meta:non-whitespace-character-count="2056"/>
    <meta:generator>LibreOffice/25.2.5.2$Windows_X86_64 LibreOffice_project/03d19516eb2e1dd5d4ccd751a0d6f35f35e08022</meta:generator>
  </office:meta>
</office:document-meta>
</file>